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Ik vond het stukje van peter de “.Net’ter” erg interessant.</text:p>
      <text:p text:style-name="Standaard">Vooral om dat hij zij dat .Net’ter luie developers en dat spreekt me heel erg aan.</text:p>
      <text:p text:style-name="Standaard">Dat komt omdat ik zelf ook behoorlijk lui ben, ook vond ik het erg<text:s/>interessant<text:s/>om te horen hoe uitgebreid .Net eigenlijk is en dat het bestaat uit dingen als frameworks, integaratie enz.</text:p>
      <text:p text:style-name="Standaard">En ook dat je meteen aan de slag kan gaan, nadenken hoe alles in elkaar zit.</text:p>
      <text:p text:style-name="Standaard">En dat je dan ook meteen resultaat kan krijgen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fouane Oul Mourif</meta:initial-creator>
    <dc:creator>Safouane Oul Mourif</dc:creator>
    <meta:creation-date>2017-09-28T10:47:00Z</meta:creation-date>
    <dc:date>2017-09-28T11:59:00Z</dc:date>
    <meta:template xlink:href="Normal.dotm" xlink:type="simple"/>
    <meta:editing-cycles>1</meta:editing-cycles>
    <meta:editing-duration>PT4320S</meta:editing-duration>
    <meta:document-statistic meta:page-count="1" meta:paragraph-count="1" meta:word-count="70" meta:character-count="455" meta:row-count="3" meta:non-whitespace-character-count="386"/>
  </office:meta>
</office:document-meta>
</file>